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0000" draw:textarea-horizontal-align="justify" draw:textarea-vertical-align="middle" draw:auto-grow-height="false" fo:min-height="1.528cm" fo:min-width="4.961cm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1.274cm" fo:min-width="1.278cm"/>
    </style:style>
    <style:style style:name="gr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481cm" fo:min-width="8.009cm"/>
    </style:style>
    <style:style style:name="gr4" style:family="graphic" style:parent-style-name="standard">
      <style:graphic-properties draw:stroke="none" svg:stroke-color="#000000" draw:fill="none" draw:fill-color="#ffffff" fo:min-height="0.704cm"/>
    </style:style>
    <style:style style:name="gr5" style:family="graphic" style:parent-style-name="standard">
      <style:graphic-properties svg:stroke-color="#000000" draw:fill-color="#ff7f00" draw:textarea-horizontal-align="justify" draw:textarea-vertical-align="middle" draw:auto-grow-height="false" fo:min-height="1.528cm" fo:min-width="4.961cm"/>
    </style:style>
    <style:style style:name="gr6" style:family="graphic" style:parent-style-name="standard">
      <style:graphic-properties svg:stroke-color="#000000" draw:fill-color="#ff7f00" draw:textarea-horizontal-align="justify" draw:textarea-vertical-align="middle" draw:auto-grow-height="false" fo:min-height="1.274cm" fo:min-width="1.278cm"/>
    </style:style>
    <style:style style:name="gr7" style:family="graphic" style:parent-style-name="standard">
      <style:graphic-properties svg:stroke-color="#000000" draw:fill-color="#003f80" draw:textarea-horizontal-align="justify" draw:textarea-vertical-align="middle" draw:auto-grow-height="false" fo:min-height="1.528cm" fo:min-width="4.961cm"/>
    </style:style>
    <style:style style:name="gr8" style:family="graphic" style:parent-style-name="standard">
      <style:graphic-properties svg:stroke-color="#000000" draw:fill-color="#003f80" draw:textarea-horizontal-align="justify" draw:textarea-vertical-align="middle" draw:auto-grow-height="false" fo:min-height="1.274cm" fo:min-width="1.278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7f00"/>
      <style:paragraph-properties fo:text-align="center"/>
    </style:style>
    <style:style style:name="P6" style:family="paragraph">
      <loext:graphic-properties draw:fill-color="#003f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461cm" svg:height="1.778cm" svg:x="2.651cm" svg:y="2.659cm">
            <text:p text:style-name="P1">Apache Hadoop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1.778cm" svg:height="1.524cm" svg:x="2.192cm" svg:y="5.135cm">
              <text:p text:style-name="P1">Node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778cm" svg:height="1.524cm" svg:x="4.493cm" svg:y="5.135cm">
              <text:p text:style-name="P1">Node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778cm" svg:height="1.524cm" svg:x="6.792cm" svg:y="5.135cm">
              <text:p text:style-name="P1">Node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8.509cm" svg:height="6.731cm" svg:x="1.127cm" svg:y="1.26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2.54cm" svg:height="0.954cm" svg:x="4.111cm" svg:y="1.452cm">
            <draw:text-box>
              <text:p>Cluster</text:p>
            </draw:text-box>
          </draw:frame>
        </draw:g>
        <draw:g>
          <draw:custom-shape draw:style-name="gr5" draw:text-style-name="P5" draw:layer="layout" svg:width="5.461cm" svg:height="1.778cm" svg:x="12.102cm" svg:y="2.659cm">
            <text:p text:style-name="P1">Storm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5" draw:layer="layout" svg:width="1.778cm" svg:height="1.524cm" svg:x="11.643cm" svg:y="5.135cm">
              <text:p text:style-name="P1">Node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778cm" svg:height="1.524cm" svg:x="13.944cm" svg:y="5.135cm">
              <text:p text:style-name="P1">Node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778cm" svg:height="1.524cm" svg:x="16.243cm" svg:y="5.135cm">
              <text:p text:style-name="P1">Node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8.509cm" svg:height="6.731cm" svg:x="10.578cm" svg:y="1.26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2.54cm" svg:height="0.954cm" svg:x="13.562cm" svg:y="1.452cm">
            <draw:text-box>
              <text:p>Cluster</text:p>
            </draw:text-box>
          </draw:frame>
        </draw:g>
        <draw:g>
          <draw:custom-shape draw:style-name="gr7" draw:text-style-name="P6" draw:layer="layout" svg:width="5.461cm" svg:height="1.778cm" svg:x="21.551cm" svg:y="2.731cm">
            <text:p text:style-name="P1">JBoss Data Grid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6" draw:layer="layout" svg:width="1.778cm" svg:height="1.524cm" svg:x="21.092cm" svg:y="5.207cm">
              <text:p text:style-name="P1">Node</text:p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1.778cm" svg:height="1.524cm" svg:x="23.393cm" svg:y="5.207cm">
              <text:p text:style-name="P1">Node</text:p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1.778cm" svg:height="1.524cm" svg:x="25.692cm" svg:y="5.207cm">
              <text:p text:style-name="P1">Node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8.509cm" svg:height="6.731cm" svg:x="20.027cm" svg:y="1.33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2.54cm" svg:height="0.954cm" svg:x="23.011cm" svg:y="1.524cm">
            <draw:text-box>
              <text:p>Cluster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4:50:32.071816926</meta:creation-date>
    <dc:date>2017-07-17T15:21:28.138674399</dc:date>
    <meta:editing-duration>PT2M35S</meta:editing-duration>
    <meta:editing-cycles>3</meta:editing-cycles>
    <meta:generator>LibreOffice/5.3.4.2$Linux_X86_64 LibreOffice_project/30m0$Build-2</meta:generator>
    <meta:document-statistic meta:object-count="24"/>
  </office:meta>
</office:document-meta>
</file>